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1cm" svg:stroke-color="#000000" draw:marker-start-width="0.355cm" draw:marker-end-width="0.355cm" draw:fill="solid" draw:fill-color="#579d1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Line_20_Style_20_9" svg:stroke-width="0.051cm" svg:stroke-color="#999999" draw:marker-start-width="0.355cm" draw:marker-end-width="0.355cm" draw:fill="none" draw:textarea-horizontal-align="justify" draw:textarea-vertical-align="middle" draw:auto-grow-height="false" fo:min-height="0.895cm" fo:min-width="0.494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1cm" svg:stroke-color="#000000" draw:marker-start-width="0.355cm" draw:marker-end-width="0.355cm" draw:fill="solid" draw:fill-color="#ff9900" draw:textarea-horizontal-align="justify" draw:textarea-vertical-align="middle" draw:auto-grow-height="false" fo:min-height="0.095cm" fo:min-width="0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3465a4" draw:marker-start-width="0.355cm" draw:marker-end-width="0.355cm" draw:fill="solid" draw:fill-color="#729fcf" draw:textarea-horizontal-align="justify" draw:textarea-vertical-align="middle" draw:auto-grow-height="false" fo:min-height="0.28cm" fo:min-width="0.014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3465a4" draw:marker-start-width="0.355cm" draw:marker-end-width="0.355cm" draw:fill="solid" draw:fill-color="#729fc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3465a4" draw:marker-start-width="0.355cm" draw:marker-end-width="0.355cm" draw:fill="solid" draw:fill-color="#ffffff" draw:textarea-horizontal-align="justify" draw:textarea-vertical-align="middle" draw:auto-grow-height="false" fo:min-height="0.115cm" fo:min-width="0cm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Line_20_Style_20_9" svg:stroke-width="0.051cm" svg:stroke-color="#999999" draw:marker-start-width="0.355cm" draw:marker-end-width="0.355cm" draw:fill="none" draw:textarea-horizontal-align="justify" draw:textarea-vertical-align="middle" draw:auto-grow-height="false" fo:min-height="0.895cm" fo:min-width="0.489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marker-start-width="0.355cm" draw:marker-end-width="0.355cm" draw:fill="solid" draw:fill-color="#ff9900" draw:textarea-horizontal-align="justify" draw:textarea-vertical-align="middle" draw:auto-grow-height="false" fo:min-height="0.097cm" fo:min-width="0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1cm" svg:stroke-color="#000000" draw:marker-start-width="0.355cm" draw:marker-end-width="0.355cm" draw:fill="solid" draw:fill-color="#ff9900" draw:textarea-horizontal-align="justify" draw:textarea-vertical-align="middle" draw:auto-grow-height="false" fo:min-height="0.099cm" fo:min-width="0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1cm" svg:stroke-color="#000000" draw:marker-start-width="0.355cm" draw:marker-end-width="0.355cm" draw:fill="solid" draw:fill-color="#ff9900" draw:textarea-horizontal-align="justify" draw:textarea-vertical-align="middle" draw:auto-grow-height="false" fo:min-height="0.098cm" fo:min-width="0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1cm" svg:stroke-color="#000000" draw:marker-start-width="0.355cm" draw:marker-end-width="0.355cm" draw:fill="solid" draw:fill-color="#579d1c" draw:textarea-horizontal-align="justify" draw:textarea-vertical-align="middle" draw:auto-grow-height="false" fo:min-height="0cm" fo:min-width="0.218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51cm" svg:stroke-color="#000000" draw:marker-start-width="0.355cm" draw:marker-end-width="0.355cm" draw:fill="solid" draw:fill-color="#579d1c" draw:textarea-horizontal-align="justify" draw:textarea-vertical-align="middle" draw:auto-grow-height="false" fo:min-height="0cm" fo:min-width="0.594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051cm" svg:stroke-color="#000000" draw:marker-start-width="0.355cm" draw:marker-end-width="0.355cm" draw:fill="solid" draw:fill-color="#579d1c" draw:textarea-horizontal-align="justify" draw:textarea-vertical-align="middle" draw:auto-grow-height="false" fo:min-height="0cm" fo:min-width="0.464cm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svg:stroke-color="#3465a4" draw:marker-start-width="0.355cm" draw:marker-end-width="0.355cm" draw:fill="solid" draw:fill-color="#729fcf" draw:textarea-horizontal-align="justify" draw:textarea-vertical-align="middle" draw:auto-grow-height="false" fo:min-height="0.28cm" fo:min-width="0.015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.051cm" svg:stroke-color="#000000" draw:marker-start-width="0.355cm" draw:marker-end-width="0.355cm" draw:fill="solid" draw:fill-color="#579d1c" draw:textarea-horizontal-align="justify" draw:textarea-vertical-align="middle" draw:auto-grow-height="false" fo:min-height="0cm" fo:min-width="0.57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.051cm" svg:stroke-color="#000000" draw:marker-start-width="0.355cm" draw:marker-end-width="0.355cm" draw:fill="solid" draw:fill-color="#579d1c" draw:textarea-horizontal-align="justify" draw:textarea-vertical-align="middle" draw:auto-grow-height="false" fo:min-height="0cm" fo:min-width="0.512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.051cm" svg:stroke-color="#000000" draw:marker-start-width="0.355cm" draw:marker-end-width="0.355cm" draw:fill="solid" draw:fill-color="#579d1c" draw:textarea-horizontal-align="justify" draw:textarea-vertical-align="middle" draw:auto-grow-height="false" fo:min-height="0cm" fo:min-width="0.573cm" fo:padding-top="0.15cm" fo:padding-bottom="0.15cm" fo:padding-left="0.275cm" fo:padding-right="0.275cm"/>
    </style:style>
    <style:style style:name="gr18" style:family="graphic" style:parent-style-name="standard">
      <style:graphic-properties draw:fill-color="#ffcc00" draw:textarea-horizontal-align="justify" draw:textarea-vertical-align="middle" draw:auto-grow-height="false" fo:min-height="0.379cm" fo:min-width="0.129cm"/>
    </style:style>
    <style:style style:name="gr19" style:family="graphic" style:parent-style-name="standard">
      <style:graphic-properties draw:fill-color="#ff9900" draw:textarea-horizontal-align="justify" draw:textarea-vertical-align="middle" draw:auto-grow-height="false" fo:min-height="0.379cm" fo:min-width="0.129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131cm"/>
    </style:style>
    <style:style style:name="gr22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stroke="solid" svg:stroke-width="0.081cm" svg:stroke-color="#000000" draw:marker-start="Arrow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objectwithoutfill">
      <style:graphic-properties svg:stroke-width="0.051cm" draw:marker-start-width="0.381cm" draw:marker-end="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loext:graphic-properties draw:fill="solid" draw:fill-color="#579d1c"/>
      <style:paragraph-properties fo:text-align="center"/>
      <style:text-properties fo:font-size="14pt"/>
    </style:style>
    <style:style style:name="P2" style:family="paragraph">
      <loext:graphic-properties draw:fill="none"/>
      <style:paragraph-properties fo:text-align="center"/>
      <style:text-properties fo:font-size="14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9900"/>
      <style:paragraph-properties fo:text-align="center"/>
      <style:text-properties fo:font-size="14pt" style:font-size-asian="18pt" style:font-size-complex="18pt"/>
    </style:style>
    <style:style style:name="P5" style:family="paragraph">
      <loext:graphic-properties draw:fill="solid" draw:fill-color="#729fcf"/>
      <style:paragraph-properties fo:text-align="center"/>
      <style:text-properties fo:font-size="14pt"/>
    </style:style>
    <style:style style:name="P6" style:family="paragraph">
      <loext:graphic-properties draw:fill="solid" draw:fill-color="#ffffff"/>
      <style:paragraph-properties fo:text-align="center"/>
      <style:text-properties fo:font-size="14pt"/>
    </style:style>
    <style:style style:name="P7" style:family="paragraph">
      <loext:graphic-properties draw:fill-color="#ffcc00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ff9900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91cm" svg:height="0.302cm" svg:x="8.371cm" svg:y="6.062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043cm" svg:height="1.912cm" draw:transform="rotate (-1.5707963267949) translate (10.739cm 5.685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0.669cm" svg:height="0.559cm" svg:x="9.261cm" svg:y="5.892cm">
          <text:p text:style-name="P3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5" draw:layer="layout" svg:width="0.796cm" svg:height="0.82cm" svg:x="12.945cm" svg:y="4.7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13.343cm" svg:y1="4.71cm" svg:x2="13.343cm" svg:y2="5.531cm">
            <text:p/>
          </draw:line>
          <draw:line draw:style-name="gr5" draw:text-style-name="P5" draw:layer="layout" svg:x1="12.945cm" svg:y1="5.12cm" svg:x2="13.742cm" svg:y2="5.122cm">
            <text:p/>
          </draw:line>
          <draw:line draw:style-name="gr5" draw:text-style-name="P5" draw:layer="layout" svg:x1="13.06cm" svg:y1="4.832cm" svg:x2="13.626cm" svg:y2="5.41cm">
            <text:p/>
          </draw:line>
          <draw:line draw:style-name="gr5" draw:text-style-name="P5" draw:layer="layout" svg:x1="13.064cm" svg:y1="5.413cm" svg:x2="13.623cm" svg:y2="4.828cm">
            <text:p/>
          </draw:line>
          <draw:line draw:style-name="gr5" draw:text-style-name="P5" draw:layer="layout" svg:x1="12.976cm" svg:y1="5.278cm" svg:x2="13.712cm" svg:y2="4.963cm">
            <text:p/>
          </draw:line>
          <draw:line draw:style-name="gr5" draw:text-style-name="P5" draw:layer="layout" svg:x1="12.977cm" svg:y1="4.959cm" svg:x2="13.709cm" svg:y2="5.283cm">
            <text:p/>
          </draw:line>
          <draw:line draw:style-name="gr5" draw:text-style-name="P5" draw:layer="layout" svg:x1="13.178cm" svg:y1="4.748cm" svg:x2="13.51cm" svg:y2="5.494cm">
            <text:p/>
          </draw:line>
          <draw:line draw:style-name="gr5" draw:text-style-name="P5" draw:layer="layout" svg:x1="13.487cm" svg:y1="4.739cm" svg:x2="13.199cm" svg:y2="5.505cm">
            <text:p/>
          </draw:line>
          <draw:custom-shape draw:style-name="gr6" draw:text-style-name="P6" draw:layer="layout" svg:width="0.574cm" svg:height="0.587cm" svg:x="13.058cm" svg:y="4.8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2" draw:layer="layout" svg:width="1.038cm" svg:height="1.911cm" draw:transform="rotate (-1.5707963267949) translate (18.787cm 5.685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4" draw:layer="layout" svg:width="0.67cm" svg:height="0.561cm" svg:x="17.296cm" svg:y="5.901cm">
          <text:p text:style-name="P3"><text:span text:style-name="T1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038cm" svg:height="1.912cm" draw:transform="rotate (-1.5707963267949) translate (13.42cm 5.685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4" draw:layer="layout" svg:width="0.666cm" svg:height="0.563cm" svg:x="11.941cm" svg:y="5.901cm">
          <text:p text:style-name="P3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038cm" svg:height="1.912cm" draw:transform="rotate (-1.5707963267949) translate (16.013cm 7.05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4" draw:layer="layout" svg:width="0.669cm" svg:height="0.562cm" svg:x="14.523cm" svg:y="7.276cm">
          <text:p text:style-name="P3"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23cm" svg:height="0.279cm" svg:x="10.484cm" svg:y="6.073cm">
          <text:p/>
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0.491cm" svg:height="0.302cm" svg:x="18.704cm" svg:y="6.062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1.524cm" svg:height="0.279cm" draw:transform="rotate (0.762010751420724) translate (13.013cm 6.003cm)">
          <text:p/>
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1.351cm" svg:height="0.279cm" draw:transform="rotate (-0.623955207587973) translate (16.056cm 5.002cm)">
          <text:p/>
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4" draw:text-style-name="P5" draw:layer="layout" svg:width="0.797cm" svg:height="0.82cm" svg:x="16.355cm" svg:y="4.5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16.753cm" svg:y1="4.585cm" svg:x2="16.753cm" svg:y2="5.406cm">
            <text:p/>
          </draw:line>
          <draw:line draw:style-name="gr5" draw:text-style-name="P5" draw:layer="layout" svg:x1="16.355cm" svg:y1="4.995cm" svg:x2="17.152cm" svg:y2="4.997cm">
            <text:p/>
          </draw:line>
          <draw:line draw:style-name="gr5" draw:text-style-name="P5" draw:layer="layout" svg:x1="16.47cm" svg:y1="4.707cm" svg:x2="17.036cm" svg:y2="5.285cm">
            <text:p/>
          </draw:line>
          <draw:line draw:style-name="gr5" draw:text-style-name="P5" draw:layer="layout" svg:x1="16.475cm" svg:y1="5.288cm" svg:x2="17.034cm" svg:y2="4.703cm">
            <text:p/>
          </draw:line>
          <draw:line draw:style-name="gr5" draw:text-style-name="P5" draw:layer="layout" svg:x1="16.386cm" svg:y1="5.153cm" svg:x2="17.122cm" svg:y2="4.838cm">
            <text:p/>
          </draw:line>
          <draw:line draw:style-name="gr5" draw:text-style-name="P5" draw:layer="layout" svg:x1="16.388cm" svg:y1="4.834cm" svg:x2="17.12cm" svg:y2="5.158cm">
            <text:p/>
          </draw:line>
          <draw:line draw:style-name="gr5" draw:text-style-name="P5" draw:layer="layout" svg:x1="16.588cm" svg:y1="4.623cm" svg:x2="16.92cm" svg:y2="5.369cm">
            <text:p/>
          </draw:line>
          <draw:line draw:style-name="gr5" draw:text-style-name="P5" draw:layer="layout" svg:x1="16.898cm" svg:y1="4.614cm" svg:x2="16.61cm" svg:y2="5.38cm">
            <text:p/>
          </draw:line>
          <draw:custom-shape draw:style-name="gr6" draw:text-style-name="P6" draw:layer="layout" svg:width="0.574cm" svg:height="0.587cm" svg:x="16.468cm" svg:y="4.7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5" draw:layer="layout" svg:width="0.796cm" svg:height="0.82cm" svg:x="10.7cm" svg:y="6.3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11.098cm" svg:y1="6.385cm" svg:x2="11.098cm" svg:y2="7.206cm">
            <text:p/>
          </draw:line>
          <draw:line draw:style-name="gr5" draw:text-style-name="P5" draw:layer="layout" svg:x1="10.7cm" svg:y1="6.795cm" svg:x2="11.497cm" svg:y2="6.797cm">
            <text:p/>
          </draw:line>
          <draw:line draw:style-name="gr5" draw:text-style-name="P5" draw:layer="layout" svg:x1="10.815cm" svg:y1="6.507cm" svg:x2="11.381cm" svg:y2="7.085cm">
            <text:p/>
          </draw:line>
          <draw:line draw:style-name="gr5" draw:text-style-name="P5" draw:layer="layout" svg:x1="10.819cm" svg:y1="7.088cm" svg:x2="11.378cm" svg:y2="6.503cm">
            <text:p/>
          </draw:line>
          <draw:line draw:style-name="gr5" draw:text-style-name="P5" draw:layer="layout" svg:x1="10.73cm" svg:y1="6.953cm" svg:x2="11.466cm" svg:y2="6.638cm">
            <text:p/>
          </draw:line>
          <draw:line draw:style-name="gr5" draw:text-style-name="P5" draw:layer="layout" svg:x1="10.732cm" svg:y1="6.634cm" svg:x2="11.464cm" svg:y2="6.958cm">
            <text:p/>
          </draw:line>
          <draw:line draw:style-name="gr5" draw:text-style-name="P5" draw:layer="layout" svg:x1="10.933cm" svg:y1="6.423cm" svg:x2="11.265cm" svg:y2="7.169cm">
            <text:p/>
          </draw:line>
          <draw:line draw:style-name="gr5" draw:text-style-name="P5" draw:layer="layout" svg:x1="11.242cm" svg:y1="6.414cm" svg:x2="10.954cm" svg:y2="7.18cm">
            <text:p/>
          </draw:line>
          <draw:custom-shape draw:style-name="gr6" draw:text-style-name="P6" draw:layer="layout" svg:width="0.573cm" svg:height="0.587cm" svg:x="10.813cm" svg:y="6.5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2" draw:layer="layout" svg:width="1.038cm" svg:height="1.912cm" draw:transform="rotate (-1.5707963267949) translate (13.363cm 8.136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4" draw:layer="layout" svg:width="0.669cm" svg:height="0.562cm" svg:x="11.901cm" svg:y="8.374cm">
          <text:p text:style-name="P3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038cm" svg:height="1.912cm" draw:transform="rotate (-1.5707963267949) translate (18.787cm 8.136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4" draw:layer="layout" svg:width="0.669cm" svg:height="0.562cm" svg:x="17.297cm" svg:y="8.374cm">
          <text:p text:style-name="P3"><text:span text:style-name="T1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038cm" svg:height="1.912cm" draw:transform="rotate (-1.5707963267949) translate (16.113cm 4.56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4" draw:layer="layout" svg:width="0.669cm" svg:height="0.562cm" svg:x="14.623cm" svg:y="4.777cm">
          <text:p text:style-name="P3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24cm" svg:height="0.279cm" draw:transform="rotate (-0.835140047079287) translate (13.219cm 6.207cm)">
          <text:p/>
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1.492cm" svg:height="0.308cm" draw:transform="rotate (-0.623955207587973) translate (15.81cm 7.466cm)">
          <text:p/>
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1.416cm" svg:height="0.259cm" draw:transform="rotate (0.762010751420724) translate (13.021cm 8.635cm)">
          <text:p/>
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1.497cm" svg:height="0.273cm" draw:transform="rotate (0.762010751420724) translate (15.717cm 7.253cm)">
          <text:p/>
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4" draw:text-style-name="P5" draw:layer="layout" svg:width="0.797cm" svg:height="0.82cm" svg:x="15.639cm" svg:y="8.2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16.037cm" svg:y1="8.245cm" svg:x2="16.037cm" svg:y2="9.066cm">
            <text:p/>
          </draw:line>
          <draw:line draw:style-name="gr5" draw:text-style-name="P5" draw:layer="layout" svg:x1="15.639cm" svg:y1="8.655cm" svg:x2="16.436cm" svg:y2="8.657cm">
            <text:p/>
          </draw:line>
          <draw:line draw:style-name="gr5" draw:text-style-name="P5" draw:layer="layout" svg:x1="15.754cm" svg:y1="8.367cm" svg:x2="16.32cm" svg:y2="8.945cm">
            <text:p/>
          </draw:line>
          <draw:line draw:style-name="gr5" draw:text-style-name="P5" draw:layer="layout" svg:x1="15.759cm" svg:y1="8.948cm" svg:x2="16.318cm" svg:y2="8.363cm">
            <text:p/>
          </draw:line>
          <draw:line draw:style-name="gr5" draw:text-style-name="P5" draw:layer="layout" svg:x1="15.67cm" svg:y1="8.813cm" svg:x2="16.406cm" svg:y2="8.498cm">
            <text:p/>
          </draw:line>
          <draw:line draw:style-name="gr5" draw:text-style-name="P5" draw:layer="layout" svg:x1="15.672cm" svg:y1="8.494cm" svg:x2="16.404cm" svg:y2="8.818cm">
            <text:p/>
          </draw:line>
          <draw:line draw:style-name="gr5" draw:text-style-name="P5" draw:layer="layout" svg:x1="15.872cm" svg:y1="8.283cm" svg:x2="16.204cm" svg:y2="9.029cm">
            <text:p/>
          </draw:line>
          <draw:line draw:style-name="gr5" draw:text-style-name="P5" draw:layer="layout" svg:x1="16.182cm" svg:y1="8.274cm" svg:x2="15.894cm" svg:y2="9.04cm">
            <text:p/>
          </draw:line>
          <draw:custom-shape draw:style-name="gr6" draw:text-style-name="P6" draw:layer="layout" svg:width="0.574cm" svg:height="0.587cm" svg:x="15.752cm" svg:y="8.3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" draw:text-style-name="P5" draw:layer="layout" svg:width="0.797cm" svg:height="0.82cm" svg:x="13.607cm" svg:y="8.2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14.005cm" svg:y1="8.245cm" svg:x2="14.005cm" svg:y2="9.066cm">
            <text:p/>
          </draw:line>
          <draw:line draw:style-name="gr5" draw:text-style-name="P5" draw:layer="layout" svg:x1="13.607cm" svg:y1="8.655cm" svg:x2="14.404cm" svg:y2="8.657cm">
            <text:p/>
          </draw:line>
          <draw:line draw:style-name="gr5" draw:text-style-name="P5" draw:layer="layout" svg:x1="13.722cm" svg:y1="8.367cm" svg:x2="14.288cm" svg:y2="8.945cm">
            <text:p/>
          </draw:line>
          <draw:line draw:style-name="gr5" draw:text-style-name="P5" draw:layer="layout" svg:x1="13.727cm" svg:y1="8.948cm" svg:x2="14.286cm" svg:y2="8.363cm">
            <text:p/>
          </draw:line>
          <draw:line draw:style-name="gr5" draw:text-style-name="P5" draw:layer="layout" svg:x1="13.638cm" svg:y1="8.813cm" svg:x2="14.374cm" svg:y2="8.498cm">
            <text:p/>
          </draw:line>
          <draw:line draw:style-name="gr5" draw:text-style-name="P5" draw:layer="layout" svg:x1="13.64cm" svg:y1="8.494cm" svg:x2="14.372cm" svg:y2="8.818cm">
            <text:p/>
          </draw:line>
          <draw:line draw:style-name="gr5" draw:text-style-name="P5" draw:layer="layout" svg:x1="13.84cm" svg:y1="8.283cm" svg:x2="14.172cm" svg:y2="9.029cm">
            <text:p/>
          </draw:line>
          <draw:line draw:style-name="gr5" draw:text-style-name="P5" draw:layer="layout" svg:x1="14.15cm" svg:y1="8.274cm" svg:x2="13.862cm" svg:y2="9.04cm">
            <text:p/>
          </draw:line>
          <draw:custom-shape draw:style-name="gr6" draw:text-style-name="P6" draw:layer="layout" svg:width="0.574cm" svg:height="0.587cm" svg:x="13.72cm" svg:y="8.3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" draw:text-style-name="P5" draw:layer="layout" svg:width="0.797cm" svg:height="0.82cm" svg:x="13.699cm" svg:y="6.0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14.097cm" svg:y1="6.08cm" svg:x2="14.097cm" svg:y2="6.901cm">
            <text:p/>
          </draw:line>
          <draw:line draw:style-name="gr5" draw:text-style-name="P5" draw:layer="layout" svg:x1="13.699cm" svg:y1="6.49cm" svg:x2="14.496cm" svg:y2="6.492cm">
            <text:p/>
          </draw:line>
          <draw:line draw:style-name="gr5" draw:text-style-name="P5" draw:layer="layout" svg:x1="13.814cm" svg:y1="6.202cm" svg:x2="14.38cm" svg:y2="6.78cm">
            <text:p/>
          </draw:line>
          <draw:line draw:style-name="gr5" draw:text-style-name="P5" draw:layer="layout" svg:x1="13.819cm" svg:y1="6.783cm" svg:x2="14.378cm" svg:y2="6.198cm">
            <text:p/>
          </draw:line>
          <draw:line draw:style-name="gr5" draw:text-style-name="P5" draw:layer="layout" svg:x1="13.73cm" svg:y1="6.648cm" svg:x2="14.466cm" svg:y2="6.333cm">
            <text:p/>
          </draw:line>
          <draw:line draw:style-name="gr5" draw:text-style-name="P5" draw:layer="layout" svg:x1="13.732cm" svg:y1="6.329cm" svg:x2="14.464cm" svg:y2="6.653cm">
            <text:p/>
          </draw:line>
          <draw:line draw:style-name="gr5" draw:text-style-name="P5" draw:layer="layout" svg:x1="13.932cm" svg:y1="6.118cm" svg:x2="14.264cm" svg:y2="6.864cm">
            <text:p/>
          </draw:line>
          <draw:line draw:style-name="gr5" draw:text-style-name="P5" draw:layer="layout" svg:x1="14.242cm" svg:y1="6.109cm" svg:x2="13.954cm" svg:y2="6.875cm">
            <text:p/>
          </draw:line>
          <draw:custom-shape draw:style-name="gr6" draw:text-style-name="P6" draw:layer="layout" svg:width="0.574cm" svg:height="0.587cm" svg:x="13.812cm" svg:y="6.1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" draw:text-style-name="P5" draw:layer="layout" svg:width="0.797cm" svg:height="0.82cm" svg:x="15.512cm" svg:y="6.0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5" draw:layer="layout" svg:x1="15.91cm" svg:y1="6.021cm" svg:x2="15.91cm" svg:y2="6.842cm">
            <text:p/>
          </draw:line>
          <draw:line draw:style-name="gr5" draw:text-style-name="P5" draw:layer="layout" svg:x1="15.512cm" svg:y1="6.431cm" svg:x2="16.309cm" svg:y2="6.433cm">
            <text:p/>
          </draw:line>
          <draw:line draw:style-name="gr5" draw:text-style-name="P5" draw:layer="layout" svg:x1="15.627cm" svg:y1="6.143cm" svg:x2="16.193cm" svg:y2="6.721cm">
            <text:p/>
          </draw:line>
          <draw:line draw:style-name="gr5" draw:text-style-name="P5" draw:layer="layout" svg:x1="15.632cm" svg:y1="6.724cm" svg:x2="16.191cm" svg:y2="6.139cm">
            <text:p/>
          </draw:line>
          <draw:line draw:style-name="gr5" draw:text-style-name="P5" draw:layer="layout" svg:x1="15.543cm" svg:y1="6.589cm" svg:x2="16.279cm" svg:y2="6.274cm">
            <text:p/>
          </draw:line>
          <draw:line draw:style-name="gr5" draw:text-style-name="P5" draw:layer="layout" svg:x1="15.545cm" svg:y1="6.27cm" svg:x2="16.277cm" svg:y2="6.594cm">
            <text:p/>
          </draw:line>
          <draw:line draw:style-name="gr5" draw:text-style-name="P5" draw:layer="layout" svg:x1="15.745cm" svg:y1="6.059cm" svg:x2="16.077cm" svg:y2="6.805cm">
            <text:p/>
          </draw:line>
          <draw:line draw:style-name="gr5" draw:text-style-name="P5" draw:layer="layout" svg:x1="16.055cm" svg:y1="6.05cm" svg:x2="15.767cm" svg:y2="6.816cm">
            <text:p/>
          </draw:line>
          <draw:custom-shape draw:style-name="gr6" draw:text-style-name="P6" draw:layer="layout" svg:width="0.574cm" svg:height="0.587cm" svg:x="15.625cm" svg:y="6.1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8" draw:text-style-name="P7" draw:layer="layout" svg:width="0.889cm" svg:height="0.889cm" svg:x="1.2cm" svg:y="6.101cm">
          <text:p text:style-name="P3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xml:id="id2" draw:id="id2" draw:layer="layout" svg:width="0.889cm" svg:height="0.889cm" svg:x="3.012cm" svg:y="6.101cm">
          <text:p text:style-name="P3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xml:id="id3" draw:id="id3" draw:layer="layout" svg:width="0.889cm" svg:height="0.889cm" svg:x="4.423cm" svg:y="4.613cm">
          <text:p text:style-name="P3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xml:id="id1" draw:id="id1" draw:layer="layout" svg:width="0.889cm" svg:height="0.889cm" svg:x="1.2cm" svg:y="6.101cm">
          <text:p text:style-name="P3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xml:id="id6" draw:id="id6" draw:layer="layout" svg:width="0.889cm" svg:height="0.889cm" svg:x="3.012cm" svg:y="8.404cm">
          <text:p text:style-name="P3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xml:id="id5" draw:id="id5" draw:layer="layout" svg:width="0.889cm" svg:height="0.889cm" svg:x="5.941cm" svg:y="6.101cm">
          <text:p text:style-name="P3"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xml:id="id7" draw:id="id7" draw:layer="layout" svg:width="0.889cm" svg:height="0.889cm" svg:x="5.941cm" svg:y="8.404cm">
          <text:p text:style-name="P3"><text:span text:style-name="T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xml:id="id4" draw:id="id4" draw:layer="layout" svg:width="0.889cm" svg:height="0.889cm" svg:x="4.423cm" svg:y="7.307cm">
          <text:p text:style-name="P3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9" draw:layer="layout" draw:type="line" svg:x1="2.089cm" svg:y1="6.545cm" svg:x2="3.012cm" svg:y2="6.545cm" draw:start-shape="id1" draw:start-glue-point="10" draw:end-shape="id2" svg:d="M2089 6545h923" svg:viewBox="0 0 924 1">
          <text:p/>
        </draw:connector>
        <draw:connector draw:style-name="gr20" draw:text-style-name="P9" draw:layer="layout" draw:type="line" svg:x1="3.771cm" svg:y1="6.231cm" svg:x2="4.553cm" svg:y2="5.372cm" draw:start-shape="id2" draw:start-glue-point="11" draw:end-shape="id3" draw:end-glue-point="7" svg:d="M3771 6231l782-859" svg:viewBox="0 0 783 860">
          <text:p/>
        </draw:connector>
        <draw:connector draw:style-name="gr20" draw:text-style-name="P9" draw:layer="layout" draw:type="line" svg:x1="3.771cm" svg:y1="6.86cm" svg:x2="4.553cm" svg:y2="7.437cm" draw:start-shape="id2" draw:start-glue-point="9" draw:end-shape="id4" draw:end-glue-point="5" svg:d="M3771 6860l782 577" svg:viewBox="0 0 783 578">
          <text:p/>
        </draw:connector>
        <draw:connector draw:style-name="gr20" draw:text-style-name="P9" draw:layer="layout" draw:type="line" svg:x1="5.182cm" svg:y1="7.437cm" svg:x2="6.071cm" svg:y2="6.86cm" draw:start-shape="id4" draw:start-glue-point="11" draw:end-shape="id5" draw:end-glue-point="7" svg:d="M5182 7437l889-577" svg:viewBox="0 0 890 578">
          <text:p/>
        </draw:connector>
        <draw:connector draw:style-name="gr20" draw:text-style-name="P9" draw:layer="layout" draw:type="line" svg:x1="3.901cm" svg:y1="8.848cm" svg:x2="4.553cm" svg:y2="8.066cm" draw:start-shape="id6" draw:start-glue-point="10" draw:end-shape="id4" draw:end-glue-point="7" svg:d="M3901 8848l652-782" svg:viewBox="0 0 653 783">
          <text:p/>
        </draw:connector>
        <draw:connector draw:style-name="gr20" draw:text-style-name="P9" draw:layer="layout" draw:type="line" svg:x1="5.182cm" svg:y1="8.066cm" svg:x2="5.941cm" svg:y2="8.848cm" draw:start-shape="id4" draw:start-glue-point="9" draw:end-shape="id7" draw:end-glue-point="6" svg:d="M5182 8066l759 782" svg:viewBox="0 0 760 783">
          <text:p/>
        </draw:connector>
        <draw:connector draw:style-name="gr20" draw:text-style-name="P9" draw:layer="layout" draw:type="line" svg:x1="5.182cm" svg:y1="5.372cm" svg:x2="6.071cm" svg:y2="6.231cm" draw:start-shape="id3" draw:start-glue-point="9" draw:end-shape="id5" draw:end-glue-point="5" svg:d="M5182 5372l889 859" svg:viewBox="0 0 890 860">
          <text:p/>
        </draw:connector>
        <draw:frame draw:style-name="gr21" draw:text-style-name="P11" draw:layer="layout" svg:width="5.207cm" svg:height="0.806cm" svg:x="21.32cm" svg:y="8.509cm">
          <draw:text-box>
            <text:p text:style-name="P10"><text:span text:style-name="T2">A <text:s text:c="2"/>B <text:s/></text:span><text:span text:style-name="T2">C <text:s/>D <text:s/></text:span><text:span text:style-name="T2">E <text:s text:c="2"/>F <text:s/></text:span><text:span text:style-name="T2">G</text:span></text:p>
          </draw:text-box>
        </draw:frame>
        <draw:line draw:style-name="gr22" draw:text-style-name="P9" draw:layer="layout" svg:x1="18.653cm" svg:y1="7.35cm" svg:x2="21.393cm" svg:y2="7.35cm">
          <text:p/>
        </draw:line>
        <draw:line draw:style-name="gr23" draw:text-style-name="P3" draw:layer="layout" svg:x1="6.461cm" svg:y1="7.35cm" svg:x2="9.128cm" svg:y2="7.35cm">
          <text:p/>
        </draw:line>
        <draw:frame draw:style-name="gr24" draw:text-style-name="P11" draw:layer="layout" svg:width="1.577cm" svg:height="0.806cm" svg:x="19.107cm" svg:y="6.661cm">
          <draw:text-box>
            <text:p><text:span text:style-name="T2">C</text:span><text:span text:style-name="T2">o</text:span><text:span text:style-name="T2">P</text:span><text:span text:style-name="T2">i</text:span></text:p>
          </draw:text-box>
        </draw:frame>
        <draw:path draw:style-name="gr25" draw:text-style-name="P9" draw:layer="layout" svg:width="3.213cm" svg:height="1.359cm" draw:transform="skewX (-0.118682389135614) rotate (-1.95599049271005) translate (23.0300227187473cm 5.55961004555489cm)" svg:viewBox="0 0 3214 1360" svg:d="M0 1360c155-52 286 28 455-18 163-43 293-173 295-362 3-232 220-308 373-303 182 4 323 204 512 190 178-11 371-117 437-293 123-312 359-612 649-570l175 74 166 43 152 49">
          <text:p/>
        </draw:path>
        <draw:path draw:style-name="gr25" draw:text-style-name="P9" draw:layer="layout" svg:width="3.213cm" svg:height="1.361cm" draw:transform="skewX (-0.119555053761612) rotate (-1.95686315733604) translate (23.6372838658185cm 5.55245946438882cm)" svg:viewBox="0 0 3214 1362" svg:d="M0 1362c155-52 286 27 455-19 163-42 293-172 295-362 3-231 220-308 373-303 182 5 323 204 513 190 177-11 370-117 437-293 122-313 358-613 648-571l175 74 166 43 152 48">
          <text:p/>
        </draw:path>
        <draw:path draw:style-name="gr25" draw:text-style-name="P9" draw:layer="layout" svg:width="3.213cm" svg:height="1.361cm" draw:transform="skewX (-0.119555053761612) rotate (-1.95686315733604) translate (24.3372838658185cm 5.55245946438882cm)" svg:viewBox="0 0 3214 1362" svg:d="M0 1362c155-52 286 27 455-19 163-42 293-172 295-362 3-231 220-308 373-303 182 5 323 204 513 190 177-11 370-117 437-293 122-313 358-613 648-571l175 74 166 43 152 48">
          <text:p/>
        </draw:path>
        <draw:path draw:style-name="gr25" draw:text-style-name="P9" draw:layer="layout" svg:width="3.213cm" svg:height="1.361cm" draw:transform="skewX (-0.119555053761612) rotate (-1.95686315733604) translate (25.0372838658185cm 5.55245946438882cm)" svg:viewBox="0 0 3214 1362" svg:d="M0 1362c155-52 286 27 455-19 163-42 293-172 295-362 3-231 220-308 373-303 182 5 323 204 513 190 177-11 370-117 437-293 122-313 358-613 648-571l175 74 166 43 152 48">
          <text:p/>
        </draw:path>
        <draw:path draw:style-name="gr25" draw:text-style-name="P9" draw:layer="layout" svg:width="3.213cm" svg:height="1.361cm" draw:transform="skewX (-0.119555053761612) rotate (-1.95686315733604) translate (25.6372838658185cm 5.55245946438882cm)" svg:viewBox="0 0 3214 1362" svg:d="M0 1362c155-52 286 27 455-19 163-42 293-172 295-362 3-231 220-308 373-303 182 5 323 204 513 190 177-11 370-117 437-293 122-313 358-613 648-571l175 74 166 43 152 48">
          <text:p/>
        </draw:path>
        <draw:path draw:style-name="gr25" draw:text-style-name="P9" draw:layer="layout" svg:width="3.213cm" svg:height="1.361cm" draw:transform="skewX (-0.119555053761612) rotate (-1.95686315733604) translate (26.3372838658185cm 5.55245946438882cm)" svg:viewBox="0 0 3214 1362" svg:d="M0 1362c155-52 286 27 455-19 163-42 293-172 295-362 3-231 220-308 373-303 182 5 323 204 513 190 177-11 370-117 437-293 122-313 358-613 648-571l175 74 166 43 152 48">
          <text:p/>
        </draw:path>
        <draw:path draw:style-name="gr25" draw:text-style-name="P9" draw:layer="layout" svg:width="3.213cm" svg:height="1.361cm" draw:transform="skewX (-0.119555053761612) rotate (-1.95686315733604) translate (27.0372838658185cm 5.55245946438882cm)" svg:viewBox="0 0 3214 1362" svg:d="M0 1362c155-52 286 27 455-19 163-42 293-172 295-362 3-231 220-308 373-303 182 5 323 204 513 190 177-11 370-117 437-293 122-313 358-613 648-571l175 74 166 43 152 48">
          <text:p/>
        </draw:path>
        <draw:frame draw:style-name="gr24" draw:text-style-name="P11" draw:layer="layout" svg:width="4.655cm" svg:height="0.806cm" svg:x="21.401cm" svg:y="4.502cm">
          <draw:text-box>
            <text:p><text:span text:style-name="T2">Independent Tasks</text:span></text:p>
          </draw:text-box>
        </draw:frame>
        <draw:custom-shape draw:style-name="gr1" draw:text-style-name="P1" draw:layer="layout" svg:width="0.491cm" svg:height="0.302cm" svg:x="18.704cm" svg:y="8.563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0.491cm" svg:height="0.302cm" svg:x="10.972cm" svg:y="8.563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4T11:22:19.144392814</meta:creation-date>
    <dc:date>2021-05-16T13:33:38.408761552</dc:date>
    <meta:editing-duration>P2DT5H27M37S</meta:editing-duration>
    <meta:editing-cycles>31</meta:editing-cycles>
    <meta:generator>LibreOffice/5.1.6.2$Linux_X86_64 LibreOffice_project/10m0$Build-2</meta:generator>
    <meta:document-statistic meta:object-count="129"/>
  </office:meta>
</office:document-meta>
</file>